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eceiversWarningPanel.isDontWarnMeAg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nelModel.isChinsawConfigFil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intervalAdd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nelModel.isSimpleReceiver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selec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validat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nelModel.getSimpleReceiv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nelModel.setRememberedConfigs( final Object [ ] confi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ReceiversWarningPanel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nelModel.isManua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contentsChang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initCompon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4">
            <text:p text:style-name="Table_20_Contents">234</text:p>
          </table:table-cell>
        </table:table-row>
        <table:table-row>
          <table:table-cell office:value-type="string">
            <text:p text:style-name="Table_20_Contents">NoReceiversWarningPanel.NoReceiversWarning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Model.isLoadLo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Model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eceiversWarningPane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Model.getRememberedConfi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ReceiversWarningPanel.accept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eceiversWarningPanel.getListCellRendererComponent( JList list , Object value , int index , boolean isSelected , boolean cellHasFoc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ReceiversWarningPanel.browseForConfi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nelModel.getConfigTo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isValidConfig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nelModel.getSavedConfigTo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ReceiversWarning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Model.Panel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Model.isLoadSaved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Model.getSimpl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setOkActionListener( ActionListener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intervalRemoved( ListData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eceiversWarningPanel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nelModel.isLoa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